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c0f" officeooo:paragraph-rsid="0004ec0f"/>
    </style:style>
    <style:style style:name="P2" style:family="paragraph" style:parent-style-name="Standard">
      <style:text-properties officeooo:rsid="0004ec0f" officeooo:paragraph-rsid="0006355d"/>
    </style:style>
    <style:style style:name="P3" style:family="paragraph" style:parent-style-name="Standard">
      <style:text-properties officeooo:paragraph-rsid="0004ec0f"/>
    </style:style>
    <style:style style:name="T1" style:family="text">
      <style:text-properties officeooo:rsid="0004ec0f"/>
    </style:style>
    <style:style style:name="T2" style:family="text">
      <style:text-properties officeooo:rsid="00063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Opcio – Repetir fins sortir</text:p>
      <text:p text:style-name="P1"><text:tab/>LlegriInt</text:p>
      <text:p text:style-name="P1">1-</text:p>
      <text:p text:style-name="P1">DibuixarTaulell 8*8 10b</text:p>
      <text:p text:style-name="P1">OmplirTaulell </text:p>
      <text:p text:style-name="P1"><text:tab/>ValidacioBombes</text:p>
      <text:p text:style-name="P1"><text:tab/>BombesVoltant</text:p>
      <text:p text:style-name="P1">MostrarTaulellDestapat</text:p>
      <text:p text:style-name="P1">MostrarTaulellTapat</text:p>
      <text:p text:style-name="P1">Coordenades</text:p>
      <text:p text:style-name="P1"><text:tab/>VerificacioPosicio</text:p>
      <text:p text:style-name="P1"><text:tab/>Pirata</text:p>
      <text:p text:style-name="P1"><text:tab/><text:tab/>MostrarTaulelldestapat</text:p>
      <text:p text:style-name="P1"><text:tab/>LlegirInt</text:p>
      <text:p text:style-name="P1"><text:tab/>Bomba</text:p>
      <text:p text:style-name="P1"><text:tab/><text:tab/>True </text:p>
      <text:p text:style-name="P1"><text:tab/><text:tab/><text:tab/>Fi</text:p>
      <text:p text:style-name="P1"><text:tab/><text:tab/>False</text:p>
      <text:p text:style-name="P1"><text:tab/><text:tab/><text:tab/>MostrarCasella</text:p>
      <text:p text:style-name="P1">2-</text:p>
      <text:p text:style-name="P3"><text:span text:style-name="T1">DibuixarTaulell 16*20 50b</text:span></text:p>
      <text:p text:style-name="P1">OmplirTaulell </text:p>
      <text:p text:style-name="P1"><text:tab/>ValidacioBombes</text:p>
      <text:p text:style-name="P1"><text:tab/>BombesVoltant</text:p>
      <text:p text:style-name="P1">MostrarTaulellDestapat</text:p>
      <text:p text:style-name="P1">MostrarTaulellTapat</text:p>
      <text:p text:style-name="P1"><text:bookmark-start text:name="__DdeLink__3_1050129765"/>Coordenades</text:p>
      <text:p text:style-name="P1"><text:tab/>VerificacioPosicio</text:p>
      <text:p text:style-name="P1"><text:tab/>Pirata</text:p>
      <text:p text:style-name="P1"><text:tab/><text:tab/>MostrarTaulelldestapat</text:p>
      <text:p text:style-name="P1"><text:tab/>LlegirInt</text:p>
      <text:p text:style-name="P1"><text:tab/>Bomba</text:p>
      <text:p text:style-name="P1"><text:tab/><text:tab/>True </text:p>
      <text:p text:style-name="P1"><text:tab/><text:tab/><text:tab/>Fi</text:p>
      <text:p text:style-name="P1"><text:tab/><text:tab/>False</text:p>
      <text:p text:style-name="P1"><text:tab/><text:tab/><text:tab/>MostrarCasella<text:bookmark-end text:name="__DdeLink__3_1050129765"/></text:p>
      <text:p text:style-name="P1">3-</text:p>
      <text:p text:style-name="P1">Menu3</text:p>
      <text:p text:style-name="P1"><text:tab/>GrandariaTaulell</text:p>
      <text:p text:style-name="P1"><text:tab/>NumeroBomes</text:p>
      <text:p text:style-name="P1"><text:tab/>ValidacioBombes</text:p>
      <text:p text:style-name="P1"><text:tab/><text:span text:style-name="T2">MostrarTaulellDestapat</text:span></text:p>
      <text:p text:style-name="P2"><text:tab/>MostrarTaulellTapat</text:p>
      <text:p text:style-name="P2"><text:tab/>Coordenades</text:p>
      <text:p text:style-name="P2"><text:tab/>VerificacioPosicio</text:p>
      <text:p text:style-name="P2"><text:tab/>Pirata</text:p>
      <text:p text:style-name="P2"><text:tab/><text:tab/>MostrarTaulelldestapat</text:p>
      <text:p text:style-name="P2"><text:tab/>LlegirInt</text:p>
      <text:p text:style-name="P2"><text:tab/>Bomba</text:p>
      <text:p text:style-name="P2"><text:tab/><text:tab/>True </text:p>
      <text:p text:style-name="P2"><text:tab/><text:tab/><text:tab/>Fi</text:p>
      <text:p text:style-name="P2"><text:tab/><text:tab/>False</text:p>
      <text:p text:style-name="P2"><text:soft-page-break/><text:tab/><text:tab/><text:tab/>MostrarCasell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5:33:00.833933638</meta:creation-date>
    <dc:date>2022-01-17T17:02:40.324652145</dc:date>
    <meta:editing-duration>PT1H7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60" meta:character-count="698" meta:non-whitespace-character-count="626"/>
  </office:meta>
</office:document-meta>
</file>